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2.43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24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2.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0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2.802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/>
    </style:style>
    <style:style style:name="P3" style:family="paragraph">
      <loext:graphic-properties draw:fill="none" draw:fill-color="#ffffff"/>
      <style:text-properties fo:font-size="20pt" fo:font-weight="bold" style:font-size-asian="20pt" style:font-size-complex="20pt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0.38cm" svg:y1="13.462cm" svg:x2="10.38cm" svg:y2="6.712cm">
          <text:p/>
        </draw:line>
        <draw:line draw:style-name="gr1" draw:text-style-name="P1" draw:layer="layout" svg:x1="10.38cm" svg:y1="13.462cm" svg:x2="18.796cm" svg:y2="13.462cm">
          <text:p/>
        </draw:line>
        <draw:line draw:style-name="gr1" draw:text-style-name="P1" draw:layer="layout" svg:x1="10.42cm" svg:y1="13.447cm" svg:x2="8.117cm" svg:y2="15.707cm">
          <text:p/>
        </draw:line>
        <draw:frame draw:style-name="gr2" draw:text-style-name="P3" draw:layer="layout" svg:width="2.932cm" svg:height="1.232cm" svg:x="14.086cm" svg:y="13.5cm">
          <draw:text-box>
            <text:p text:style-name="P2"><text:span text:style-name="T1">usable</text:span></text:p>
          </draw:text-box>
        </draw:frame>
        <draw:frame draw:style-name="gr3" draw:text-style-name="P3" draw:layer="layout" svg:width="2.94cm" svg:height="1.038cm" draw:transform="rotate (0.735830812640809) translate (7.757cm 14.701cm)">
          <draw:text-box>
            <text:p text:style-name="P2"><text:span text:style-name="T1">stable</text:span></text:p>
          </draw:text-box>
        </draw:frame>
        <draw:frame draw:style-name="gr4" draw:text-style-name="P3" draw:layer="layout" svg:width="3.743cm" svg:height="1.038cm" draw:transform="rotate (1.58528255958645) translate (9.428cm 10.929cm)">
          <draw:text-box>
            <text:p text:style-name="P2"><text:span text:style-name="T1">scalable</text:span></text:p>
          </draw:text-box>
        </draw:frame>
        <draw:frame draw:style-name="gr5" draw:text-style-name="P3" draw:layer="layout" svg:width="0.508cm" svg:height="0.962cm" svg:x="13.462cm" svg:y="9.144cm">
          <draw:text-box>
            <text:p><text:span text:style-name="T2">.</text:span></text:p>
          </draw:text-box>
        </draw:frame>
        <draw:frame draw:style-name="gr6" draw:text-style-name="P4" draw:layer="layout" svg:width="2.67cm" svg:height="1.27cm" svg:x="12.47cm" svg:y="8.636cm">
          <draw:text-box>
            <text:p><text:span text:style-name="T1">rosetta</text:span></text:p>
          </draw:text-box>
        </draw:frame>
        <draw:frame draw:style-name="gr7" draw:text-style-name="P4" draw:layer="layout" svg:width="2.547cm" svg:height="1.038cm" svg:x="14.979cm" svg:y="11.23cm">
          <draw:text-box>
            <text:p><text:span text:style-name="T1">CES</text:span></text:p>
          </draw:text-box>
        </draw:frame>
        <draw:frame draw:style-name="gr8" draw:text-style-name="P4" draw:layer="layout" svg:width="3.302cm" svg:height="1.825cm" svg:x="16.764cm" svg:y="7.112cm">
          <draw:text-box>
            <text:p><text:span text:style-name="T1">west-pa</text:span></text:p>
          </draw:text-box>
        </draw:frame>
        <draw:frame draw:style-name="gr5" draw:text-style-name="P3" draw:layer="layout" svg:width="0.508cm" svg:height="0.962cm" svg:x="15.662cm" svg:y="11.744cm">
          <draw:text-box>
            <text:p><text:span text:style-name="T2">.</text:span></text:p>
          </draw:text-box>
        </draw:frame>
        <draw:frame draw:style-name="gr5" draw:text-style-name="P3" draw:layer="layout" svg:width="0.508cm" svg:height="0.962cm" svg:x="17.662cm" svg:y="7.544cm">
          <draw:text-box>
            <text:p><text:span text:style-name="T2">.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10:42:44.038514000</meta:creation-date>
    <dc:date>2016-04-15T15:51:17.719867000</dc:date>
    <meta:editing-duration>PT1H4M8S</meta:editing-duration>
    <meta:editing-cycles>2</meta:editing-cycles>
    <meta:generator>LibreOffice/5.1.2.2$MacOSX_X86_64 LibreOffice_project/d3bf12ecb743fc0d20e0be0c58ca359301eb705f</meta:generator>
    <meta:document-statistic meta:object-count="35"/>
  </office:meta>
</office:document-meta>
</file>